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354" officeooo:paragraph-rsid="0016e354"/>
    </style:style>
    <style:style style:name="P2" style:family="paragraph" style:parent-style-name="Standard">
      <style:text-properties fo:font-size="11pt" officeooo:rsid="0016e354" officeooo:paragraph-rsid="0016e354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style:font-size-asian="11pt" style:font-size-complex="11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style:text-underline-style="solid" style:text-underline-width="auto" style:text-underline-color="font-color"/>
    </style:style>
    <style:style style:name="T8" style:family="text">
      <style:text-properties fo:color="#000000" style:font-name="Monospace" officeooo:rsid="0016e354"/>
    </style:style>
    <style:style style:name="T9" style:family="text">
      <style:text-properties fo:color="#000000" style:font-name="Monospace" style:text-underline-style="none"/>
    </style:style>
    <style:style style:name="T10" style:family="text">
      <style:text-properties fo:color="#000000" style:font-name="Monospace" style:text-underline-style="none" officeooo:rsid="00179b77"/>
    </style:style>
    <style:style style:name="T11" style:family="text">
      <style:text-properties fo:color="#000000" style:font-name="Monospace" officeooo:rsid="00179b77"/>
    </style:style>
    <style:style style:name="T12" style:family="text">
      <style:text-properties fo:color="#000000" style:font-name="Monospace" officeooo:rsid="00194444"/>
    </style:style>
    <style:style style:name="T13" style:family="text">
      <style:text-properties fo:color="#000000" style:font-name="Monospace" officeooo:rsid="001b385e"/>
    </style:style>
    <style:style style:name="T14" style:family="text">
      <style:text-properties fo:color="#0000c0" style:font-name="Monospace"/>
    </style:style>
    <style:style style:name="T15" style:family="text">
      <style:text-properties fo:color="#0000c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Olaolu Emmanuel</text:p>
      <text:p text:style-name="P1">RUID: 159-00-3321</text:p>
      <text:p text:style-name="P1"/>
      <text:p text:style-name="P2"><text:span text:style-name="T3">public</text:span><text:span text:style-name="T4"> </text:span><text:span text:style-name="T3">static</text:span><text:span text:style-name="T4"> DLLNode moveToFront(DLLNode front, DLLNode target) {</text:span></text:p>
      <text:p text:style-name="P3"><text:span text:style-name="T4"><text:tab/><text:tab/>DLLNode ptr = front;</text:span></text:p>
      <text:p text:style-name="P3"><text:span text:style-name="T4"><text:tab/><text:tab/></text:span></text:p>
      <text:p text:style-name="P3"><text:span text:style-name="T4"><text:tab/><text:tab/></text:span><text:span text:style-name="T3">if</text:span><text:span text:style-name="T4">(ptr == </text:span><text:span text:style-name="T3">null</text:span><text:span text:style-name="T4">){ //</text:span><text:span text:style-name="T8">empty list</text:span></text:p>
      <text:p text:style-name="P3"><text:span text:style-name="T4"><text:tab/><text:tab/><text:tab/></text:span><text:span text:style-name="T3">return</text:span><text:span text:style-name="T4"> ptr;</text:span></text:p>
      <text:p text:style-name="P3"><text:span text:style-name="T4"><text:tab/><text:tab/>}</text:span></text:p>
      <text:p text:style-name="P3"><text:span text:style-name="T4"><text:tab/><text:tab/></text:span><text:span text:style-name="T3">else</text:span><text:span text:style-name="T4"> </text:span><text:span text:style-name="T3">if</text:span><text:span text:style-name="T4">(ptr.</text:span><text:span text:style-name="T8">next</text:span><text:span text:style-name="T4"> == </text:span><text:span text:style-name="T3">null</text:span><text:span text:style-name="T4">)</text:span><text:span text:style-name="T9">{ //</text:span><text:span text:style-name="T10">single item in list</text:span></text:p>
      <text:p text:style-name="P4"><text:span text:style-name="T4"><text:tab/><text:tab/><text:tab/></text:span><text:span text:style-name="T3">return</text:span><text:span text:style-name="T4"> ptr;</text:span></text:p>
      <text:p text:style-name="P4"><text:span text:style-name="T4"><text:tab/><text:tab/>}</text:span></text:p>
      <text:p text:style-name="P3"><text:span text:style-name="T4"><text:tab/><text:tab/></text:span><text:span text:style-name="T3">else</text:span><text:span text:style-name="T4"> </text:span><text:span text:style-name="T3">if</text:span><text:span text:style-name="T4">(ptr == target){ //</text:span><text:span text:style-name="T11">first item is in front</text:span></text:p>
      <text:p text:style-name="P3"><text:span text:style-name="T4"><text:tab/><text:tab/><text:tab/></text:span><text:span text:style-name="T3">return</text:span><text:span text:style-name="T4"> ptr;</text:span></text:p>
      <text:p text:style-name="P3"><text:span text:style-name="T4"><text:tab/><text:tab/>}</text:span></text:p>
      <text:p text:style-name="P3"><text:span text:style-name="T4"><text:tab/><text:tab/></text:span><text:span text:style-name="T3">else</text:span><text:span text:style-name="T4"> </text:span><text:span text:style-name="T3">if</text:span><text:span text:style-name="T4">(target == </text:span><text:span text:style-name="T3">null</text:span><text:span text:style-name="T4">){ //</text:span><text:span text:style-name="T11">target is null</text:span></text:p>
      <text:p text:style-name="P3"><text:span text:style-name="T4"><text:tab/><text:tab/><text:tab/></text:span><text:span text:style-name="T3">return</text:span><text:span text:style-name="T4"> ptr;</text:span></text:p>
      <text:p text:style-name="P3"><text:span text:style-name="T4"><text:tab/><text:tab/>}</text:span></text:p>
      <text:p text:style-name="P3"><text:span text:style-name="T4"><text:tab/><text:tab/></text:span></text:p>
      <text:p text:style-name="P3"><text:span text:style-name="T4"><text:tab/><text:tab/></text:span><text:span text:style-name="T3">while</text:span><text:span text:style-name="T4">(ptr != </text:span><text:span text:style-name="T3">null</text:span><text:span text:style-name="T4">){ //</text:span><text:span text:style-name="T11">find target</text:span></text:p>
      <text:p text:style-name="P3"><text:span text:style-name="T4"><text:tab/><text:tab/><text:tab/></text:span><text:span text:style-name="T3">if</text:span><text:span text:style-name="T4">(ptr == target){</text:span></text:p>
      <text:p text:style-name="P3"><text:span text:style-name="T4"><text:tab/><text:tab/><text:tab/><text:tab/></text:span><text:span text:style-name="T3">break</text:span><text:span text:style-name="T4">;</text:span></text:p>
      <text:p text:style-name="P3"><text:span text:style-name="T4"><text:tab/><text:tab/><text:tab/>}</text:span></text:p>
      <text:p text:style-name="P3"><text:span text:style-name="T4"><text:tab/><text:tab/><text:tab/></text:span></text:p>
      <text:p text:style-name="P3"><text:span text:style-name="T4"><text:tab/><text:tab/><text:tab/>ptr = ptr.</text:span><text:span text:style-name="T14">next</text:span><text:span text:style-name="T4">;</text:span></text:p>
      <text:p text:style-name="P3"><text:span text:style-name="T4"><text:tab/><text:tab/>}</text:span></text:p>
      <text:p text:style-name="P3"><text:span text:style-name="T4"><text:tab/><text:tab/></text:span></text:p>
      <text:p text:style-name="P3"><text:span text:style-name="T4"><text:tab/><text:tab/></text:span><text:span text:style-name="T3">if</text:span><text:span text:style-name="T4">(ptr == </text:span><text:span text:style-name="T3">null</text:span><text:span text:style-name="T4">){ //</text:span><text:span text:style-name="T11">if target is not found</text:span></text:p>
      <text:p text:style-name="P3"><text:span text:style-name="T4"><text:tab/><text:tab/><text:tab/></text:span><text:span text:style-name="T3">return</text:span><text:span text:style-name="T4"> front;</text:span></text:p>
      <text:p text:style-name="P3"><text:span text:style-name="T4"><text:tab/><text:tab/>}</text:span></text:p>
      <text:p text:style-name="P3"><text:span text:style-name="T4"><text:tab/><text:tab/></text:span></text:p>
      <text:p text:style-name="P3"><text:span text:style-name="T4"><text:tab/><text:tab/></text:span><text:span text:style-name="T3">if</text:span><text:span text:style-name="T4">(ptr.</text:span><text:span text:style-name="T14">next</text:span><text:span text:style-name="T4"> != </text:span><text:span text:style-name="T3">null</text:span><text:span text:style-name="T4">){ //</text:span><text:span text:style-name="T12">if target is not the last item</text:span></text:p>
      <text:p text:style-name="P3"><text:span text:style-name="T4"><text:tab/><text:tab/><text:tab/>ptr.</text:span><text:span text:style-name="T14">next</text:span><text:span text:style-name="T4">.</text:span><text:span text:style-name="T14">prev</text:span><text:span text:style-name="T4"> = ptr.</text:span><text:span text:style-name="T14">prev</text:span><text:span text:style-name="T4">;</text:span></text:p>
      <text:p text:style-name="P3"><text:span text:style-name="T4"><text:tab/><text:tab/><text:tab/>ptr.</text:span><text:span text:style-name="T14">prev</text:span><text:span text:style-name="T4">.</text:span><text:span text:style-name="T14">next</text:span><text:span text:style-name="T4"> = ptr.</text:span><text:span text:style-name="T14">next</text:span><text:span text:style-name="T4">;</text:span></text:p>
      <text:p text:style-name="P3"><text:span text:style-name="T4"><text:tab/><text:tab/><text:tab/>ptr.</text:span><text:span text:style-name="T14">prev</text:span><text:span text:style-name="T4"> = </text:span><text:span text:style-name="T3">null</text:span><text:span text:style-name="T4">;</text:span></text:p>
      <text:p text:style-name="P3"><text:span text:style-name="T4"><text:tab/><text:tab/><text:tab/>ptr.</text:span><text:span text:style-name="T14">next</text:span><text:span text:style-name="T4"> = front;</text:span></text:p>
      <text:p text:style-name="P3"><text:span text:style-name="T4"><text:tab/><text:tab/>}</text:span></text:p>
      <text:p text:style-name="P3"><text:span text:style-name="T4"><text:tab/><text:tab/></text:span><text:span text:style-name="T3">else</text:span><text:span text:style-name="T4">{ //</text:span><text:span text:style-name="T13">if target is last item</text:span></text:p>
      <text:p text:style-name="P3"><text:span text:style-name="T4"><text:tab/><text:tab/><text:tab/>ptr.</text:span><text:span text:style-name="T14">prev</text:span><text:span text:style-name="T4">.</text:span><text:span text:style-name="T14">next</text:span><text:span text:style-name="T4"> = ptr.</text:span><text:span text:style-name="T14">next</text:span><text:span text:style-name="T4">;</text:span></text:p>
      <text:p text:style-name="P3"><text:span text:style-name="T4"><text:tab/><text:tab/><text:tab/>ptr.</text:span><text:span text:style-name="T14">prev</text:span><text:span text:style-name="T4"> = </text:span><text:span text:style-name="T3">null</text:span><text:span text:style-name="T4">;</text:span></text:p>
      <text:p text:style-name="P3"><text:span text:style-name="T4"><text:tab/><text:tab/><text:tab/>ptr.</text:span><text:span text:style-name="T14">next</text:span><text:span text:style-name="T4"> = front;</text:span></text:p>
      <text:p text:style-name="P3"><text:span text:style-name="T4"><text:tab/><text:tab/>}</text:span></text:p>
      <text:p text:style-name="P3"><text:span text:style-name="T4"><text:tab/><text:tab/></text:span></text:p>
      <text:p text:style-name="P3"><text:span text:style-name="T4"><text:tab/><text:tab/></text:span><text:span text:style-name="T3">return</text:span><text:span text:style-name="T4"> ptr;</text:span></text:p>
      <text:p text:style-name="P3"><text:span text:style-name="T4"><text:s text:c="4"/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0:37:28.131576221</meta:creation-date>
    <dc:date>2015-02-10T00:41:03.581186592</dc:date>
    <meta:editing-duration>PT1M3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44" meta:word-count="125" meta:character-count="808" meta:non-whitespace-character-count="619"/>
  </office:meta>
</office:document-meta>
</file>